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Yu Mincho" svg:font-family="'Yu Minch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fo:color="#383a42" style:font-name="Source Code Pro" fo:font-size="10.5pt" style:font-size-asian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style:font-name-asian="Yu Mincho" style:language-asian="ja" style:country-asian="JP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c18401" style:font-name="Source Code Pro" fo:font-size="10.5pt" style:font-size-asian="10.5pt"/>
    </style:style>
    <style:style style:name="T2" style:family="text">
      <style:text-properties fo:color="#383a42"/>
    </style:style>
    <style:style style:name="T3" style:family="text">
      <style:text-properties fo:color="#383a42" style:font-name="Source Code Pro" fo:font-size="10.5pt" style:font-size-asian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officeooo:rsid="000ecb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vscode命令</text:p>
      <text:p text:style-name="Standard">copilot扩展有问题，现在打开窗口需要：ctrl+alt+i</text:p>
      <text:p text:style-name="Standard">在docker中使用container，vscode无法读取虚拟环境中的conda环境以及python解释器，还需要下载插件：Dev Containers，然后打开一个全新的container界面，详情可以参考：</text:p>
      <text:p text:style-name="Standard">https://blog.csdn.net/frighting_ing/article/details/142057108</text:p>
      <text:p text:style-name="Standard"/>
      <text:p text:style-name="Standard"/>
      <text:p text:style-name="Standard"/>
      <text:p text:style-name="Standard">2.ubuntu命令</text:p>
      <text:p text:style-name="Standard">su root 密码：908707</text:p>
      <text:p text:style-name="Standard"><text:span text:style-name="默认段落字体"><text:span text:style-name="T1">source</text:span></text:span><text:span text:style-name="默认段落字体"><text:span text:style-name="T2"> </text:span></text:span><text:span text:style-name="默认段落字体"><text:span text:style-name="T3">~/.bashrc 更新环境变量</text:span></text:span></text:p>
      <text:p text:style-name="P1">sudo gedit ~/.bashrc <text:s/>修改bashrc <text:s/></text:p>
      <text:p text:style-name="P1">CUDA：已经安装了11.1</text:p>
      <text:p text:style-name="P1">export PATH=/usr/local/cuda-10.1/bin${PATH:+:${PATH}}</text:p>
      <text:p text:style-name="P1">export LD_LIBRARY_PATH=/usr/local/cuda-10.1/lib64\${LD_LIBRARY_PATH:+:${LD_LIBRARY_PATH}}</text:p>
      <text:p text:style-name="P1">在文件夹中按：ctrl+h 可以查看隐藏目录</text:p>
      <text:p text:style-name="P1">将截屏复制到剪贴板：shift+ctrl+PrtSc</text:p>
      <text:p text:style-name="Standard">同一个内网下不同服务器可以通过scp传输数据：<text:span text:style-name="默认段落字体"><text:span text:style-name="T4">scp data.txt user@192.168.1.2:/home/user/data/</text:span></text:span></text:p>
      <text:p text:style-name="P2">创建符号软连接ln -s path/to/nuscenes ./data/nuscenes 这样后面的连接就会指向前面的连接，相当于快捷方式，可以实现快捷访问</text:p>
      <text:p text:style-name="Standard">nohup bash local_train.sh sparse4dv3_temporal_r50_1x8_bs6_256x704 &gt; train.log 2&gt;&amp;1 &amp;</text:p>
      <text:p text:style-name="Standard">在服务器docker中运行也有可能被signal杀死，所以这种只能使用tmux或者把屏幕开着</text:p>
      <text:p text:style-name="Standard"/>
      <text:p text:style-name="Standard"/>
      <text:p text:style-name="Standard"/>
      <text:p text:style-name="Standard">3.anaconda命令</text:p>
      <text:p text:style-name="Standard">安装bevformer时出现了一个环境pip问题：无论在哪个环境下pip，最后都会安装到open-mmlab环境中去，猜测是open-mmlab有问题，chatgpt给出的：rm -rf /home/wzh/.local/bin/pip rm -rf /home/wzh/.local/lib/python3.7/site-packages/pip* 去除用户级别的安装暂时解决了问题</text:p>
      <text:p text:style-name="Standard">报错：ModuleNotFoundError: No module named 'mmcv._ext'</text:p>
      <text:p text:style-name="Standard">解决：首先mmcv要安装mmcv-full，从mmcv源码编译，然后MMCV_WITH_OPS=1 pip install -e . ，不要直接pip install!</text:p>
      <text:p text:style-name="Standard">conda create --name new_env --clone source_env</text:p>
      <text:p text:style-name="Standard">py<text:span text:style-name="T5">torch使用的cuda版本是在pip install编译的时候决定的，后续在bashrc中改变了cuda版本也不影响，使用这个命令可以查看：</text:span>python -c "import torch; print(torch.version.cuda)"</text:p>
      <text:p text:style-name="Standard"/>
      <text:p text:style-name="Standard"/>
      <text:p text:style-name="Standard">4.其他问题</text:p>
      <text:p text:style-name="Standard">报错：ModuleNotFoundError: No module named 'mmcv._ext'</text:p>
      <text:p text:style-name="Standard">解决：首先mmcv要安装mmcv-full，从mmcv源码编译，然后MMCV_WITH_OPS=1 pip install -e . ，不要直接pip install!</text:p>
      <text:p text:style-name="Standard">conda create --name new_env --clone source_env</text:p>
      <text:p text:style-name="Standard">报错：AttributeError: 'ConfigDict' object has no attribute 'device'</text:p>
      <text:p text:style-name="Standard">解决：在config文件中加入：device = 'cuda'</text:p>
      <text:p text:style-name="Standard"><text:soft-page-break/>说明：MMCV这个系列的库真的就是垃圾</text:p>
      <text:p text:style-name="Standard">报错：ERROR: Unexpected bus error encountered in worker. This might be caused by insufficient shared memory (shm).</text:p>
      <text:p text:style-name="Standard">解决：在config.py中设置workers_per_gpu=0</text:p>
      <text:p text:style-name="Standard">说明：docker的shm设置为64m太小了，读取dataloader时必定报错</text:p>
      <text:p text:style-name="P3"/>
      <text:p text:style-name="P3">{</text:p>
      <text:p text:style-name="P3"><text:s text:c="12"/>"name": "train_bevdepth",</text:p>
      <text:p text:style-name="P3"><text:s text:c="12"/>"type": "python",</text:p>
      <text:p text:style-name="P3"><text:s text:c="12"/>"request": "launch",</text:p>
      <text:p text:style-name="P3"><text:s text:c="12"/>// "program": "tools/train.py",</text:p>
      <text:p text:style-name="P3"><text:s text:c="12"/>"module": "torch.distributed.launch",</text:p>
      <text:p text:style-name="P3"><text:s text:c="12"/>"console": "integratedTerminal",</text:p>
      <text:p text:style-name="P3"><text:s text:c="12"/>"justMyCode": true,</text:p>
      <text:p text:style-name="P3"><text:s text:c="12"/>"args": [</text:p>
      <text:p text:style-name="P3"><text:s text:c="16"/>"--nproc_per_node=2",</text:p>
      <text:p text:style-name="P3"><text:s text:c="16"/>"tools/train.py",</text:p>
      <text:p text:style-name="P3"><text:s text:c="16"/>"configs/bevdet/bevdet-r50-4d-depth-cbgs.py",</text:p>
      <text:p text:style-name="P3"><text:s text:c="16"/>"--work-dir",</text:p>
      <text:p text:style-name="P3"><text:s text:c="16"/>"work_dirs/train_bevdepthseg_debug",</text:p>
      <text:p text:style-name="P3"><text:s text:c="16"/>"--launcher",</text:p>
      <text:p text:style-name="P3"><text:s text:c="16"/>"pytorch",</text:p>
      <text:p text:style-name="P3"><text:s text:c="12"/>],</text:p>
      <text:p text:style-name="P3"><text:s text:c="12"/>"env": {</text:p>
      <text:p text:style-name="P3"><text:s text:c="16"/>"PYTHONPATH": ".",</text:p>
      <text:p text:style-name="P3"><text:s text:c="16"/>"CUDA_VISIBLE_DEVICES":"2,3",</text:p>
      <text:p text:style-name="P3"><text:s text:c="12"/>}</text:p>
      <text:p text:style-name="P3"><text:s text:c="8"/>},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Yu Mincho" svg:font-family="'Yu Minch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text-align="center" style:justify-single-word="false"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Footer" style:family="paragraph" style:parent-style-name="Text_20_body" style:class="extra">
      <style:paragraph-properties fo:text-align="start" style:justify-single-word="false"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默认段落字体" style:family="text"/>
    <style:style style:name="页眉_20_字符" style:display-name="页眉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页脚_20_字符" style:display-name="页脚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1-03T13:01:00Z</meta:creation-date>
    <dc:date>2024-12-19T22:46:43.343874927</dc:date>
    <meta:editing-cycles>33</meta:editing-cycles>
    <meta:editing-duration>PT1H1M59S</meta:editing-duration>
    <meta:document-statistic meta:table-count="0" meta:image-count="0" meta:object-count="0" meta:page-count="2" meta:paragraph-count="55" meta:word-count="606" meta:character-count="2457" meta:non-whitespace-character-count="2071"/>
    <meta:template xlink:type="simple" xlink:actuate="onRequest" xlink:title="" xlink:href="Normal"/>
  </office:meta>
</office:document-meta>
</file>